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rAdapterFactory.CompilerAdapt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ilerAdapterFactory.getCompiler( String compilerType , Task task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CompilerAdapterFactory.doesModernCompilerExi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pilerAdapterFactory.resolve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